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68000003BCB038BFB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5cm" svg:stroke-color="#ff0000" draw:marker-start-width="0.575cm" draw:marker-end="Arrow" draw:marker-end-width="0.675cm" draw:fill="none" draw:textarea-vertical-align="middle" fo:padding-top="0.25cm" fo:padding-bottom="0.25cm" fo:padding-left="0.375cm" fo:padding-right="0.3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473cm" svg:height="21.589cm" svg:x="1.514cm" svg:y="0.122cm">
          <draw:image xlink:href="Pictures/1000020100000468000003BCB038BFB6.png" xlink:type="simple" xlink:show="embed" xlink:actuate="onLoad">
            <text:p/>
          </draw:image>
        </draw:frame>
        <draw:path draw:style-name="gr2" draw:text-style-name="P1" draw:layer="layout" svg:width="3.675cm" svg:height="0.948cm" draw:transform="rotate (-1.46398217657284) translate (2.032cm 12.446cm)" svg:viewBox="0 0 3676 949" svg:d="m0 0c0 0 915 992 1687 947 643-37 1989-681 1989-68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0T16:03:31</meta:creation-date>
    <meta:generator>LibreOffice/3.5$Linux_X86_64 LibreOffice_project/350m1$Build-2</meta:generator>
    <dc:date>2013-05-20T16:07:43</dc:date>
    <meta:editing-duration>PT3M13S</meta:editing-duration>
    <meta:editing-cycles>2</meta:editing-cycles>
    <meta:document-statistic meta:object-count="2"/>
  </office:meta>
</office:document-meta>
</file>